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351cm"/>
    </style:style>
    <style:style style:name="co3" style:family="table-column">
      <style:table-column-properties fo:break-before="auto" style:column-width="3.54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number-columns-repeated="39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16">
            <text:p>15016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16">
            <text:p>30016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16">
            <text:p>45016</text:p>
          </table:table-cell>
          <table:table-cell office:value-type="float" office:value="50000">
            <text:p>50000</text:p>
          </table:table-cell>
          <table:table-cell office:value-type="float" office:value="55016">
            <text:p>55016</text:p>
          </table:table-cell>
          <table:table-cell office:value-type="float" office:value="60016">
            <text:p>60016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00">
            <text:p>80000</text:p>
          </table:table-cell>
          <table:table-cell office:value-type="float" office:value="85016">
            <text:p>85016</text:p>
          </table:table-cell>
          <table:table-cell office:value-type="float" office:value="90016">
            <text:p>90016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16">
            <text:p>105016</text:p>
          </table:table-cell>
          <table:table-cell office:value-type="float" office:value="110016">
            <text:p>110016</text:p>
          </table:table-cell>
          <table:table-cell office:value-type="float" office:value="115000">
            <text:p>115000</text:p>
          </table:table-cell>
          <table:table-cell office:value-type="float" office:value="120016">
            <text:p>120016</text:p>
          </table:table-cell>
          <table:table-cell office:value-type="float" office:value="125000">
            <text:p>125000</text:p>
          </table:table-cell>
          <table:table-cell office:value-type="float" office:value="130016">
            <text:p>130016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16">
            <text:p>145016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16">
            <text:p>160016</text:p>
          </table:table-cell>
          <table:table-cell office:value-type="float" office:value="165016">
            <text:p>165016</text:p>
          </table:table-cell>
          <table:table-cell office:value-type="float" office:value="170016">
            <text:p>170016</text:p>
          </table:table-cell>
          <table:table-cell office:value-type="float" office:value="175000">
            <text:p>175000</text:p>
          </table:table-cell>
          <table:table-cell office:value-type="float" office:value="180016">
            <text:p>180016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16">
            <text:p>195016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16">
            <text:p>225016</text:p>
          </table:table-cell>
          <table:table-cell office:value-type="float" office:value="230000">
            <text:p>230000</text:p>
          </table:table-cell>
          <table:table-cell office:value-type="float" office:value="235016">
            <text:p>235016</text:p>
          </table:table-cell>
          <table:table-cell office:value-type="float" office:value="240016">
            <text:p>240016</text:p>
          </table:table-cell>
          <table:table-cell office:value-type="float" office:value="245000">
            <text:p>245000</text:p>
          </table:table-cell>
          <table:table-cell office:value-type="float" office:value="250016">
            <text:p>250016</text:p>
          </table:table-cell>
          <table:table-cell office:value-type="float" office:value="255000">
            <text:p>255000</text:p>
          </table:table-cell>
          <table:table-cell office:value-type="float" office:value="260016">
            <text:p>260016</text:p>
          </table:table-cell>
          <table:table-cell office:value-type="float" office:value="265000">
            <text:p>265000</text:p>
          </table:table-cell>
          <table:table-cell office:value-type="float" office:value="270016">
            <text:p>270016</text:p>
          </table:table-cell>
          <table:table-cell office:value-type="float" office:value="275016">
            <text:p>275016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16">
            <text:p>290016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7154.73773318693">
            <text:p>7154,74</text:p>
          </table:table-cell>
          <table:table-cell office:value-type="float" office:value="7125.80380641565">
            <text:p>7125,8</text:p>
          </table:table-cell>
          <table:table-cell table:number-columns-repeated="9" office:value-type="float" office:value="6876.17301808782">
            <text:p>6876,17</text:p>
          </table:table-cell>
          <table:table-cell table:number-columns-repeated="5" office:value-type="float" office:value="6801.31270148854">
            <text:p>6801,31</text:p>
          </table:table-cell>
          <table:table-cell table:number-columns-repeated="34" office:value-type="float" office:value="6607.17653110952">
            <text:p>6607,18</text:p>
          </table:table-cell>
          <table:table-cell office:value-type="float" office:value="6592.61600366509">
            <text:p>6592,62</text:p>
          </table:table-cell>
          <table:table-cell table:number-columns-repeated="8" office:value-type="float" office:value="6590.82029823647">
            <text:p>6590,82</text:p>
          </table:table-cell>
        </table:table-row>
        <table:table-row-group>
          <table:table-row-group>
            <table:table-row table:style-name="ro1">
              <table:table-cell office:value-type="string">
                <text:p>Generacion</text:p>
              </table:table-cell>
              <table:table-cell table:number-columns-repeated="11" office:value-type="float" office:value="1">
                <text:p>1</text:p>
              </table:table-cell>
              <table:table-cell table:number-columns-repeated="48" office:value-type="float" office:value="2">
                <text:p>2</text:p>
              </table:table-cell>
            </table:table-row>
          </table:table-row-group>
          <table:table-row table:style-name="ro1">
            <table:table-cell table:number-columns-repeated="60"/>
          </table:table-row>
        </table:table-row-group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6680.26851961213">
            <text:p>6680,27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18890.0363033826">
            <text:p>18890,04</text:p>
          </table:table-cell>
          <table:table-cell table:number-columns-repeated="58"/>
        </table:table-row>
        <table:table-row table:style-name="ro1">
          <table:table-cell/>
          <table:table-cell>
            <draw:frame table:end-cell-address="Sheet1.H30" table:end-x="1.225cm" table:end-y="0.055cm" draw:z-index="0" svg:width="20.938cm" svg:height="10.243cm" svg:x="0.515cm" svg:y="0.199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  <table:database-ranges>
        <table:database-range table:name="Promedio" table:target-range-address="Sheet1.B2:Sheet1.BH2"/>
        <table:database-range table:target-range-address="Sheet1.A2:Sheet1.BH5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0" table:function="average"/>
            </table:subtotal-rule>
          </table:subtotal-rules>
        </table:database-range>
      </table:database-ranges>
      <table:consolidation table:function="average" table:source-cell-range-addresses="Sheet1.B2:Sheet1.BH2" table:target-cell-address="Sheet1.B5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0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7:40:13</meta:creation-date>
    <dc:creator>Hugo Meyer</dc:creator>
    <dc:date>2007-12-26T18:01:09</dc: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9pt" style:font-family-asian="'Arial Unicode MS'" style:font-pitch-asian="variable" style:font-size-asian="19pt" style:font-family-complex="Tahoma" style:font-pitch-complex="variable" style:font-size-complex="19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.80000019073486pt" style:font-family-asian="'Arial Unicode MS'" style:font-pitch-asian="variable" style:font-size-asian="8.80000019073486pt" style:font-family-complex="Tahoma" style:font-pitch-complex="variable" style:font-size-complex="8.8000001907348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varianc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999998092651pt" style:font-family-asian="'Arial Unicode MS'" style:font-pitch-asian="variable" style:font-size-asian="10.1999998092651pt" style:font-family-complex="Tahoma" style:font-pitch-complex="variable" style:font-size-complex="10.1999998092651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3.1999998092651pt" style:font-family-asian="'Arial Unicode MS'" style:font-pitch-asian="variable" style:font-size-asian="13.1999998092651pt" style:font-family-complex="Tahoma" style:font-pitch-complex="variable" style:font-size-complex="13.1999998092651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999998092651pt" style:font-family-asian="'Arial Unicode MS'" style:font-pitch-asian="variable" style:font-size-asian="10.1999998092651pt" style:font-family-complex="Tahoma" style:font-pitch-complex="variable" style:font-size-complex="10.1999998092651pt"/>
    </style:style>
    <style:style style:name="ch8" style:family="chart">
      <style:chart-properties chart:mean-value="false" chart:error-category="variance" chart:regression-type="none"/>
      <style:graphic-properties svg:stroke-color="#993366" draw:fill-color="#993366"/>
      <style:text-properties fo:font-family="Arial" style:font-family-generic="swiss" style:font-pitch="variable" fo:font-size="8.80000019073486pt" style:font-family-asian="'Arial Unicode MS'" style:font-pitch-asian="variable" style:font-size-asian="8.80000019073486pt" style:font-family-complex="Tahoma" style:font-pitch-complex="variable" style:font-size-complex="8.8000001907348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0.939cm" svg:height="10.244cm" chart:class="chart:scatter" chart:style-name="ch1">
        <chart:title svg:x="7.957cm" svg:y="0.204cm" chart:style-name="ch2">
          <text:p>Tiempo vs Costo</text:p>
        </chart:title>
        <chart:legend chart:legend-position="end" svg:x="19.079cm" svg:y="4.841cm" chart:style-name="ch3"/>
        <chart:plot-area chart:style-name="ch4" table:cell-range-address="Sheet1.$A$1:.$BH$2" chart:data-source-has-labels="column" chart:table-number-list="0" svg:x="0.418cm" svg:y="1.357cm" svg:width="17.826cm" svg:height="8.683cm">
          <chart:axis chart:dimension="x" chart:name="primary-x" chart:style-name="ch5">
            <chart:title svg:x="9.479cm" svg:y="9.503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418cm" svg:y="5.422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16">
                <text:p>15016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16">
                <text:p>30016</text:p>
              </table:table-cell>
              <table:table-cell office:value-type="float" office:value="35000">
                <text:p>35000</text:p>
              </table:table-cell>
              <table:table-cell office:value-type="float" office:value="40016">
                <text:p>40016</text:p>
              </table:table-cell>
              <table:table-cell office:value-type="float" office:value="45016">
                <text:p>45016</text:p>
              </table:table-cell>
              <table:table-cell office:value-type="float" office:value="50000">
                <text:p>50000</text:p>
              </table:table-cell>
              <table:table-cell office:value-type="float" office:value="55016">
                <text:p>55016</text:p>
              </table:table-cell>
              <table:table-cell office:value-type="float" office:value="60016">
                <text:p>60016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16">
                <text:p>75016</text:p>
              </table:table-cell>
              <table:table-cell office:value-type="float" office:value="80000">
                <text:p>80000</text:p>
              </table:table-cell>
              <table:table-cell office:value-type="float" office:value="85016">
                <text:p>85016</text:p>
              </table:table-cell>
              <table:table-cell office:value-type="float" office:value="90016">
                <text:p>90016</text:p>
              </table:table-cell>
              <table:table-cell office:value-type="float" office:value="95000">
                <text:p>95000</text:p>
              </table:table-cell>
              <table:table-cell office:value-type="float" office:value="100016">
                <text:p>100016</text:p>
              </table:table-cell>
              <table:table-cell office:value-type="float" office:value="105016">
                <text:p>105016</text:p>
              </table:table-cell>
              <table:table-cell office:value-type="float" office:value="110016">
                <text:p>110016</text:p>
              </table:table-cell>
              <table:table-cell office:value-type="float" office:value="115000">
                <text:p>115000</text:p>
              </table:table-cell>
              <table:table-cell office:value-type="float" office:value="120016">
                <text:p>120016</text:p>
              </table:table-cell>
              <table:table-cell office:value-type="float" office:value="125000">
                <text:p>125000</text:p>
              </table:table-cell>
              <table:table-cell office:value-type="float" office:value="130016">
                <text:p>130016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16">
                <text:p>145016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16">
                <text:p>160016</text:p>
              </table:table-cell>
              <table:table-cell office:value-type="float" office:value="165016">
                <text:p>165016</text:p>
              </table:table-cell>
              <table:table-cell office:value-type="float" office:value="170016">
                <text:p>170016</text:p>
              </table:table-cell>
              <table:table-cell office:value-type="float" office:value="175000">
                <text:p>175000</text:p>
              </table:table-cell>
              <table:table-cell office:value-type="float" office:value="180016">
                <text:p>180016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16">
                <text:p>195016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16">
                <text:p>210016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16">
                <text:p>225016</text:p>
              </table:table-cell>
              <table:table-cell office:value-type="float" office:value="230000">
                <text:p>230000</text:p>
              </table:table-cell>
              <table:table-cell office:value-type="float" office:value="235016">
                <text:p>235016</text:p>
              </table:table-cell>
              <table:table-cell office:value-type="float" office:value="240016">
                <text:p>240016</text:p>
              </table:table-cell>
              <table:table-cell office:value-type="float" office:value="245000">
                <text:p>245000</text:p>
              </table:table-cell>
              <table:table-cell office:value-type="float" office:value="250016">
                <text:p>250016</text:p>
              </table:table-cell>
              <table:table-cell office:value-type="float" office:value="255000">
                <text:p>255000</text:p>
              </table:table-cell>
              <table:table-cell office:value-type="float" office:value="260016">
                <text:p>260016</text:p>
              </table:table-cell>
              <table:table-cell office:value-type="float" office:value="265000">
                <text:p>265000</text:p>
              </table:table-cell>
              <table:table-cell office:value-type="float" office:value="270016">
                <text:p>270016</text:p>
              </table:table-cell>
              <table:table-cell office:value-type="float" office:value="275016">
                <text:p>275016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16">
                <text:p>290016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7154.73773318693">
                <text:p>7154.73773318693</text:p>
              </table:table-cell>
              <table:table-cell office:value-type="float" office:value="7125.80380641565">
                <text:p>7125.80380641565</text:p>
              </table:table-cell>
              <table:table-cell office:value-type="float" office:value="6876.17301808782">
                <text:p>6876.17301808782</text:p>
              </table:table-cell>
              <table:table-cell office:value-type="float" office:value="6876.17301808782">
                <text:p>6876.17301808782</text:p>
              </table:table-cell>
              <table:table-cell office:value-type="float" office:value="6876.17301808782">
                <text:p>6876.17301808782</text:p>
              </table:table-cell>
              <table:table-cell office:value-type="float" office:value="6876.17301808782">
                <text:p>6876.17301808782</text:p>
              </table:table-cell>
              <table:table-cell office:value-type="float" office:value="6876.17301808782">
                <text:p>6876.17301808782</text:p>
              </table:table-cell>
              <table:table-cell office:value-type="float" office:value="6876.17301808782">
                <text:p>6876.17301808782</text:p>
              </table:table-cell>
              <table:table-cell office:value-type="float" office:value="6876.17301808782">
                <text:p>6876.17301808782</text:p>
              </table:table-cell>
              <table:table-cell office:value-type="float" office:value="6876.17301808782">
                <text:p>6876.17301808782</text:p>
              </table:table-cell>
              <table:table-cell office:value-type="float" office:value="6876.17301808782">
                <text:p>6876.17301808782</text:p>
              </table:table-cell>
              <table:table-cell office:value-type="float" office:value="6801.31270148854">
                <text:p>6801.31270148854</text:p>
              </table:table-cell>
              <table:table-cell office:value-type="float" office:value="6801.31270148854">
                <text:p>6801.31270148854</text:p>
              </table:table-cell>
              <table:table-cell office:value-type="float" office:value="6801.31270148854">
                <text:p>6801.31270148854</text:p>
              </table:table-cell>
              <table:table-cell office:value-type="float" office:value="6801.31270148854">
                <text:p>6801.31270148854</text:p>
              </table:table-cell>
              <table:table-cell office:value-type="float" office:value="6801.31270148854">
                <text:p>6801.31270148854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607.17653110952">
                <text:p>6607.17653110952</text:p>
              </table:table-cell>
              <table:table-cell office:value-type="float" office:value="6592.61600366509">
                <text:p>6592.61600366509</text:p>
              </table:table-cell>
              <table:table-cell office:value-type="float" office:value="6590.82029823647">
                <text:p>6590.82029823647</text:p>
              </table:table-cell>
              <table:table-cell office:value-type="float" office:value="6590.82029823647">
                <text:p>6590.82029823647</text:p>
              </table:table-cell>
              <table:table-cell office:value-type="float" office:value="6590.82029823647">
                <text:p>6590.82029823647</text:p>
              </table:table-cell>
              <table:table-cell office:value-type="float" office:value="6590.82029823647">
                <text:p>6590.82029823647</text:p>
              </table:table-cell>
              <table:table-cell office:value-type="float" office:value="6590.82029823647">
                <text:p>6590.82029823647</text:p>
              </table:table-cell>
              <table:table-cell office:value-type="float" office:value="6590.82029823647">
                <text:p>6590.82029823647</text:p>
              </table:table-cell>
              <table:table-cell office:value-type="float" office:value="6590.82029823647">
                <text:p>6590.82029823647</text:p>
              </table:table-cell>
              <table:table-cell office:value-type="float" office:value="6590.82029823647">
                <text:p>6590.82029823647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